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style:style>
    <style:style style:name="P2" style:family="paragraph" style:parent-style-name="Standard">
      <style:text-properties style:font-name="FreeSans" fo:font-size="22pt" style:font-size-asian="22pt" style:font-size-complex="22pt"/>
    </style:style>
    <style:style style:name="P3" style:family="paragraph" style:parent-style-name="Standard">
      <style:text-properties style:font-name="FreeSerif" fo:font-size="12pt" style:font-size-asian="12pt" style:font-size-complex="12pt"/>
    </style:style>
    <style:style style:name="P4" style:family="paragraph" style:parent-style-name="Standard">
      <style:text-properties style:font-name="FreeSerif" fo:font-size="12pt" style:font-size-asian="12pt" style:font-size-complex="12pt"/>
    </style:style>
    <style:style style:name="P5" style:family="paragraph" style:parent-style-name="Standard">
      <style:text-properties style:font-name="FreeSans" fo:font-size="22pt"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lanning</text:p>
      <text:p text:style-name="P3">During the intial planning phase I have installed and setup the github respository according the the groups guideline and made sure our environment works as intended with some compile examples. </text:p>
      <text:p text:style-name="P3">After this I have also worked with the design for the application and web together with Joakim Sjöquist. Before we did this we researched <text:s/>on different styles of interfaces that we thought could work for our clients needs. After the initial specifcations was presented by the client we incorprated this into the design mockups. Joakim did the initial mockup for web and I did the logotype. Mockups for the application have also been done where I have designed the ordermenu according to the groups planning. To do this I have used Adobe XD and Adobe Photoshop. All mockups was then presented to the group for feedback and improvement sugestions. I have also uploaded the design mockups to the project git repo so everybody can be a part of the process and have them ready to lookup. </text:p>
      <text:p text:style-name="P3"/>
      <text:p text:style-name="P3">Together with the group I have also participated in planning every feature needed for web, application and database.</text:p>
      <text:p text:style-name="P3"/>
      <text:p text:style-name="P3"/>
      <text:p text:style-name="P2">Sprint 1</text:p>
      <text:p text:style-name="P3">I have choosen to work on the Android part of the project and before we started to work I have also researched on different approaches to use a good layout solution for our application features so it will work within our choosen Java version in the project. I have also participated in the groups labs and started using GIT more.</text:p>
      <text:p text:style-name="P3"/>
      <text:p text:style-name="P3"/>
      <text:p text:style-name="P2">Sprint 2</text:p>
      <text:p text:style-name="P3">Beetween the sprints I have together with Anders Strömberg investigated different solutions on how to implement a glassfish server on google cloud. We managed to get the service started on the cloud but ran into technical issues. <text:s/>This sprint I have designed some <text:s/>more mockups for backend admin system and also for Android where we were missing some design pages. I´ve also <text:s/>invested time in understanding the basic structure on how the navigation with fragmensts and activitys work within Android studios, after this I started to work on the navigationbar in the orderview, added some functionality for buttons and added some replace fragments dummy code for later use.</text:p>
      <text:p text:style-name="P2"/>
      <text:p text:style-name="P2"/>
      <text:p text:style-name="P2">Sprint 3</text:p>
      <text:p text:style-name="P3">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eri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 Karl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0T17:01:22.420383868</meta:creation-date>
    <dc:date>2020-02-22T01:54:37.26</dc:date>
    <meta:editing-duration>P1DT2H8M14S</meta:editing-duration>
    <meta:editing-cycles>12</meta:editing-cycles>
    <meta:generator>OpenOffice/4.1.6$Win32 OpenOffice.org_project/416m1$Build-9790</meta:generator>
    <meta:document-statistic meta:table-count="0" meta:image-count="0" meta:object-count="0" meta:page-count="1" meta:paragraph-count="11" meta:word-count="362" meta:character-count="2142"/>
  </office:meta>
</office:document-meta>
</file>